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59cm" fo:min-width="3.062cm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3.116cm" fo:min-width="6.765cm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13cm" fo:min-width="1.706cm" fo:padding-top="0.165cm" fo:padding-bottom="0.165cm" fo:padding-left="0.29cm" fo:padding-right="0.29cm"/>
    </style:style>
    <style:style style:name="gr7" style:family="graphic" style:parent-style-name="standard">
      <style:graphic-properties draw:stroke="solid" draw:stroke-dash="Fine_20_Dashed" svg:stroke-width="0.028cm" svg:stroke-color="#000000" draw:marker-start-width="0.242cm" draw:marker-end-width="0.242cm" draw:fill-color="#ffffff" draw:textarea-horizontal-align="justify" draw:textarea-vertical-align="middle" draw:auto-grow-height="false" fo:min-height="0.865cm" fo:min-width="1.479cm" fo:padding-top="0.139cm" fo:padding-bottom="0.139cm" fo:padding-left="0.264cm" fo:padding-right="0.264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46cm" fo:min-width="0.736cm" fo:padding-top="0.142cm" fo:padding-bottom="0.142cm" fo:padding-left="0.267cm" fo:padding-right="0.267cm" draw:shadow="hidden"/>
    </style:style>
    <style:style style:name="gr9" style:family="graphic" style:parent-style-name="standard">
      <style:graphic-properties draw:stroke="solid" draw:stroke-dash="Fine_20_Dashed" svg:stroke-width="0.028cm" svg:stroke-color="#000000" draw:marker-start-width="0.242cm" draw:marker-end-width="0.242cm" draw:fill-color="#ffffff" draw:textarea-horizontal-align="justify" draw:textarea-vertical-align="middle" draw:auto-grow-height="false" fo:min-height="0.813cm" fo:min-width="3.016cm" fo:padding-top="0.139cm" fo:padding-bottom="0.139cm" fo:padding-left="0.264cm" fo:padding-right="0.264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73cm" fo:min-width="1.244cm" fo:padding-top="0.142cm" fo:padding-bottom="0.142cm" fo:padding-left="0.267cm" fo:padding-right="0.267cm" draw:shadow="hidden"/>
    </style:style>
    <style:style style:name="gr11" style:family="graphic" style:parent-style-name="standard">
      <style:graphic-properties draw:stroke="solid" draw:stroke-dash="Fine_20_Dashed" svg:stroke-width="0.028cm" svg:stroke-color="#000000" draw:marker-start-width="0.242cm" draw:marker-end-width="0.242cm" draw:fill-color="#ffffff" draw:textarea-horizontal-align="justify" draw:textarea-vertical-align="middle" draw:auto-grow-height="false" fo:min-height="0.865cm" fo:min-width="3.134cm" fo:padding-top="0.139cm" fo:padding-bottom="0.139cm" fo:padding-left="0.264cm" fo:padding-right="0.264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73cm" fo:min-width="1.054cm" fo:padding-top="0.142cm" fo:padding-bottom="0.142cm" fo:padding-left="0.267cm" fo:padding-right="0.267cm" draw:shadow="hidden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75cm" fo:min-width="0.916cm" fo:padding-top="0.142cm" fo:padding-bottom="0.142cm" fo:padding-left="0.267cm" fo:padding-right="0.267cm" draw:shadow="hidden"/>
    </style:style>
    <style:style style:name="gr14" style:family="graphic" style:parent-style-name="standard">
      <style:graphic-properties draw:stroke="solid" draw:stroke-dash="Fine_20_Dashed" svg:stroke-width="0.028cm" svg:stroke-color="#000000" draw:marker-start-width="0.242cm" draw:marker-end-width="0.242cm" draw:fill-color="#ffffff" draw:textarea-horizontal-align="justify" draw:textarea-vertical-align="middle" draw:auto-grow-height="false" fo:min-height="0.865cm" fo:min-width="1.737cm" fo:padding-top="0.139cm" fo:padding-bottom="0.139cm" fo:padding-left="0.264cm" fo:padding-right="0.264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02cm" fo:min-width="1.174cm" fo:padding-top="0.142cm" fo:padding-bottom="0.142cm" fo:padding-left="0.267cm" fo:padding-right="0.267cm" draw:shadow="hidden"/>
    </style:style>
    <style:style style:name="gr16" style:family="graphic" style:parent-style-name="standard">
      <style:graphic-properties draw:stroke="solid" draw:stroke-dash="Fine_20_Dashed" svg:stroke-width="0.028cm" svg:stroke-color="#000000" draw:marker-start-width="0.242cm" draw:marker-end-width="0.242cm" draw:fill-color="#ffffff" draw:textarea-horizontal-align="justify" draw:textarea-vertical-align="middle" draw:auto-grow-height="false" fo:min-height="0.865cm" fo:min-width="2.118cm" fo:padding-top="0.139cm" fo:padding-bottom="0.139cm" fo:padding-left="0.264cm" fo:padding-right="0.264cm"/>
    </style:style>
    <style:style style:name="gr17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13cm" fo:min-width="1.989cm" fo:padding-top="0.165cm" fo:padding-bottom="0.165cm" fo:padding-left="0.29cm" fo:padding-right="0.29cm"/>
    </style:style>
    <style:style style:name="gr18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879cm" fo:padding-top="0.142cm" fo:padding-bottom="0.142cm" fo:padding-left="0.267cm" fo:padding-right="0.267cm"/>
    </style:style>
    <style:style style:name="gr19" style:family="graphic" style:parent-style-name="standard">
      <style:graphic-properties draw:stroke="solid" draw:stroke-dash="Fine_20_Dashed" svg:stroke-width="0.028cm" svg:stroke-color="#000000" draw:marker-start-width="0.242cm" draw:marker-end-width="0.242cm" draw:fill-color="#ffffff" draw:textarea-horizontal-align="justify" draw:textarea-vertical-align="middle" draw:auto-grow-height="false" fo:min-height="0.865cm" fo:min-width="2.266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-color="#ffffff" draw:opacity="0%"/>
      <style:paragraph-properties fo:text-align="center"/>
      <style:text-properties fo:font-size="10.8000001907349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use-window-font-color="true" fo:font-size="10.8000001907349pt" style:font-size-asian="10pt" style:font-size-complex="10pt"/>
    </style:style>
    <style:style style:name="P6" style:family="paragraph">
      <style:paragraph-properties fo:text-align="center"/>
      <style:text-properties fo:font-size="7pt" style:font-size-asian="7pt" style:font-size-complex="7pt"/>
    </style:style>
    <style:style style:name="P7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10pt"/>
    </style:style>
    <style:style style:name="T2" style:family="text">
      <style:text-properties style:use-window-font-color="true" fo:font-size="10pt" style:font-size-asian="10pt" style:font-size-complex="10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7" draw:id="id7" draw:layer="layout" svg:width="3.596cm" svg:height="1.143cm" svg:x="30.189cm" svg:y="7.8cm">
            <text:p text:style-name="P1"><text:span text:style-name="T1">BuildingElementProx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 xml:id="id8" draw:id="id8">
            <draw:custom-shape draw:style-name="gr2" draw:text-style-name="P2" xml:id="id2" draw:id="id2" draw:layer="layout" svg:width="2.099cm" svg:height="1.143cm" svg:x="28.543cm" svg:y="3.67cm">
              <text:p text:style-name="P1"><text:span text:style-name="T1">Public Drain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2" xml:id="id6" draw:id="id6" draw:layer="layout" svg:width="2.099cm" svg:height="1.143cm" svg:x="33.343cm" svg:y="3.67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2" xml:id="id4" draw:id="id4" draw:layer="layout" svg:width="2.099cm" svg:height="1.143cm" svg:x="30.944cm" svg:y="3.67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2" xml:id="id1" draw:id="id1" draw:layer="layout" svg:width="2.081cm" svg:height="1.143cm" svg:x="28.562cm" svg:y="5.513cm">
              <text:p text:style-name="P1"><text:span text:style-name="T1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3" draw:id="id3" draw:layer="layout" svg:width="2.081cm" svg:height="1.143cm" svg:x="30.943cm" svg:y="5.513cm">
              <text:p text:style-name="P1"><text:span text:style-name="T1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5" draw:id="id5" draw:layer="layout" svg:width="2.081cm" svg:height="1.143cm" svg:x="33.362cm" svg:y="5.513cm">
              <text:p text:style-name="P1"><text:span text:style-name="T1">Predefined</text:span></text:p>
              <text:p text:style-name="P1"><text:span text:style-name="T1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7.299cm" svg:height="3.4cm" svg:x="28.344cm" svg:y="3.41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5" draw:text-style-name="P4" draw:layer="layout" draw:type="line" svg:x1="29.604cm" svg:y1="5.513cm" svg:x2="29.593cm" svg:y2="4.813cm" draw:start-shape="id1" draw:start-glue-point="4" draw:end-shape="id2" svg:d="M29604 5513l-11-700" svg:viewBox="0 0 12 701">
              <text:p/>
            </draw:connector>
            <draw:connector draw:style-name="gr5" draw:text-style-name="P4" draw:layer="layout" draw:type="line" svg:x1="31.985cm" svg:y1="5.513cm" svg:x2="31.994cm" svg:y2="4.813cm" draw:start-shape="id3" draw:start-glue-point="4" draw:end-shape="id4" draw:end-glue-point="2" svg:d="M31985 5513l9-700" svg:viewBox="0 0 10 701">
              <text:p/>
            </draw:connector>
            <draw:connector draw:style-name="gr5" draw:text-style-name="P4" draw:layer="layout" draw:type="line" svg:x1="34.404cm" svg:y1="5.513cm" svg:x2="34.393cm" svg:y2="4.813cm" draw:start-shape="id5" draw:start-glue-point="4" draw:end-shape="id6" draw:end-glue-point="2" svg:d="M34404 5513l-11-700" svg:viewBox="0 0 12 701">
              <text:p/>
            </draw:connector>
          </draw:g>
          <draw:connector draw:style-name="gr5" draw:text-style-name="P4" draw:layer="layout" draw:type="line" svg:x1="31.987cm" svg:y1="7.8cm" svg:x2="31.994cm" svg:y2="6.813cm" draw:start-shape="id7" draw:start-glue-point="0" draw:end-shape="id8" svg:d="M31987 7800l7-987" svg:viewBox="0 0 8 988">
            <text:p/>
          </draw:connector>
          <draw:custom-shape draw:style-name="gr6" draw:text-style-name="P2" xml:id="id15" draw:id="id15" draw:layer="layout" svg:width="2.286cm" svg:height="1.143cm" svg:x="23.327cm" svg:y="7.477cm">
            <text:p text:style-name="P1"><text:span text:style-name="T1">Spac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 xml:id="id16" draw:id="id16">
            <draw:custom-shape draw:style-name="gr2" draw:text-style-name="P2" xml:id="id10" draw:id="id10" draw:layer="layout" svg:width="2.099cm" svg:height="1.143cm" svg:x="21.079cm" svg:y="3.67cm">
              <text:p text:style-name="P1"><text:span text:style-name="T1">Drainage</text:span></text:p>
              <text:p text:style-name="P1"><text:span text:style-name="T1">Reserve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2" xml:id="id14" draw:id="id14" draw:layer="layout" svg:width="2.099cm" svg:height="1.143cm" svg:x="25.879cm" svg:y="3.67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2" xml:id="id12" draw:id="id12" draw:layer="layout" svg:width="2.099cm" svg:height="1.143cm" svg:x="23.48cm" svg:y="3.67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2" xml:id="id9" draw:id="id9" draw:layer="layout" svg:width="2.081cm" svg:height="1.143cm" svg:x="21.098cm" svg:y="5.513cm">
              <text:p text:style-name="P1"><text:span text:style-name="T1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11" draw:id="id11" draw:layer="layout" svg:width="2.081cm" svg:height="1.143cm" svg:x="23.479cm" svg:y="5.513cm">
              <text:p text:style-name="P1"><text:span text:style-name="T1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13" draw:id="id13" draw:layer="layout" svg:width="2.081cm" svg:height="1.143cm" svg:x="25.898cm" svg:y="5.513cm">
              <text:p text:style-name="P1"><text:span text:style-name="T1">Predefined</text:span></text:p>
              <text:p text:style-name="P1"><text:span text:style-name="T1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7.299cm" svg:height="3.4cm" svg:x="20.88cm" svg:y="3.41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5" draw:text-style-name="P4" draw:layer="layout" draw:type="line" svg:x1="22.14cm" svg:y1="5.513cm" svg:x2="22.129cm" svg:y2="4.813cm" draw:start-shape="id9" draw:start-glue-point="4" draw:end-shape="id10" svg:d="M22140 5513l-11-700" svg:viewBox="0 0 12 701">
              <text:p/>
            </draw:connector>
            <draw:connector draw:style-name="gr5" draw:text-style-name="P4" draw:layer="layout" draw:type="line" svg:x1="24.521cm" svg:y1="5.513cm" svg:x2="24.53cm" svg:y2="4.813cm" draw:start-shape="id11" draw:start-glue-point="4" draw:end-shape="id12" draw:end-glue-point="2" svg:d="M24521 5513l9-700" svg:viewBox="0 0 10 701">
              <text:p/>
            </draw:connector>
            <draw:connector draw:style-name="gr5" draw:text-style-name="P4" draw:layer="layout" draw:type="line" svg:x1="26.94cm" svg:y1="5.513cm" svg:x2="26.929cm" svg:y2="4.813cm" draw:start-shape="id13" draw:start-glue-point="4" draw:end-shape="id14" draw:end-glue-point="2" svg:d="M26940 5513l-11-700" svg:viewBox="0 0 12 701">
              <text:p/>
            </draw:connector>
          </draw:g>
          <draw:connector draw:style-name="gr5" draw:text-style-name="P4" draw:layer="layout" draw:type="line" svg:x1="24.47cm" svg:y1="7.477cm" svg:x2="24.53cm" svg:y2="6.813cm" draw:start-shape="id15" draw:start-glue-point="0" draw:end-shape="id16" svg:d="M24470 7477l60-664" svg:viewBox="0 0 61 665">
            <text:p/>
          </draw:connector>
          <draw:custom-shape draw:style-name="gr7" draw:text-style-name="P2" xml:id="id48" draw:id="id48" draw:layer="layout" svg:width="2.007cm" svg:height="1.143cm" svg:x="8.603cm" svg:y="8.131cm">
            <text:p text:style-name="P1"><text:span text:style-name="T1">Building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" draw:text-style-name="P5" xml:id="id67" draw:id="id67" draw:layer="layout" svg:width="2.54cm" svg:height="2.259cm" svg:x="11.716cm" svg:y="9.863cm">
            <text:p text:style-name="P1"><text:span text:style-name="T2">Get Highest</text:span></text:p>
            <text:p text:style-name="P1"><text:span text:style-name="T2">Storey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2" xml:id="id23" draw:id="id23" draw:layer="layout" svg:width="3.596cm" svg:height="1.143cm" svg:x="15.311cm" svg:y="7.8cm">
            <text:p text:style-name="P1"><text:span text:style-name="T1">Building Store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 xml:id="id24" draw:id="id24">
            <draw:custom-shape draw:style-name="gr2" draw:text-style-name="P2" xml:id="id18" draw:id="id18" draw:layer="layout" svg:width="2.099cm" svg:height="1.143cm" svg:x="13.665cm" svg:y="3.67cm">
              <text:p text:style-name="P1"><text:span text:style-name="T1">Any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2" xml:id="id22" draw:id="id22" draw:layer="layout" svg:width="2.099cm" svg:height="1.143cm" svg:x="18.465cm" svg:y="3.67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2" xml:id="id20" draw:id="id20" draw:layer="layout" svg:width="2.099cm" svg:height="1.143cm" svg:x="16.066cm" svg:y="3.67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2" xml:id="id17" draw:id="id17" draw:layer="layout" svg:width="2.081cm" svg:height="1.143cm" svg:x="13.684cm" svg:y="5.513cm">
              <text:p text:style-name="P1"><text:span text:style-name="T1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19" draw:id="id19" draw:layer="layout" svg:width="2.081cm" svg:height="1.143cm" svg:x="16.065cm" svg:y="5.513cm">
              <text:p text:style-name="P1"><text:span text:style-name="T1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21" draw:id="id21" draw:layer="layout" svg:width="2.081cm" svg:height="1.143cm" svg:x="18.484cm" svg:y="5.513cm">
              <text:p text:style-name="P1"><text:span text:style-name="T1">Predefined</text:span></text:p>
              <text:p text:style-name="P1"><text:span text:style-name="T1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7.299cm" svg:height="3.4cm" svg:x="13.466cm" svg:y="3.41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5" draw:text-style-name="P4" draw:layer="layout" draw:type="line" svg:x1="14.726cm" svg:y1="5.513cm" svg:x2="14.715cm" svg:y2="4.813cm" draw:start-shape="id17" draw:start-glue-point="4" draw:end-shape="id18" svg:d="M14726 5513l-11-700" svg:viewBox="0 0 12 701">
              <text:p/>
            </draw:connector>
            <draw:connector draw:style-name="gr5" draw:text-style-name="P4" draw:layer="layout" draw:type="line" svg:x1="17.107cm" svg:y1="5.513cm" svg:x2="17.116cm" svg:y2="4.813cm" draw:start-shape="id19" draw:start-glue-point="4" draw:end-shape="id20" draw:end-glue-point="2" svg:d="M17107 5513l9-700" svg:viewBox="0 0 10 701">
              <text:p/>
            </draw:connector>
            <draw:connector draw:style-name="gr5" draw:text-style-name="P4" draw:layer="layout" draw:type="line" svg:x1="19.526cm" svg:y1="5.513cm" svg:x2="19.515cm" svg:y2="4.813cm" draw:start-shape="id21" draw:start-glue-point="4" draw:end-shape="id22" draw:end-glue-point="2" svg:d="M19526 5513l-11-700" svg:viewBox="0 0 12 701">
              <text:p/>
            </draw:connector>
          </draw:g>
          <draw:connector draw:style-name="gr5" draw:text-style-name="P4" draw:layer="layout" draw:type="line" svg:x1="17.109cm" svg:y1="7.8cm" svg:x2="17.116cm" svg:y2="6.813cm" draw:start-shape="id23" draw:start-glue-point="0" draw:end-shape="id24" svg:d="M17109 7800l7-987" svg:viewBox="0 0 8 988">
            <text:p/>
          </draw:connector>
          <draw:custom-shape draw:style-name="gr10" draw:text-style-name="P5" xml:id="id25" draw:id="id25" draw:layer="layout" svg:width="3.556cm" svg:height="2.513cm" svg:x="15.372cm" svg:y="9.736cm">
            <text:p text:style-name="P1"><text:span text:style-name="T2">Get HighPos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4" draw:layer="layout" draw:type="line" svg:x1="17.109cm" svg:y1="8.943cm" svg:x2="17.15cm" svg:y2="9.736cm" draw:start-shape="id23" draw:start-glue-point="2" draw:end-shape="id25" draw:end-glue-point="4" svg:d="M17109 8943l41 793" svg:viewBox="0 0 42 794">
            <text:p/>
          </draw:connector>
          <draw:custom-shape draw:style-name="gr11" draw:text-style-name="P2" xml:id="id26" draw:id="id26" draw:layer="layout" svg:width="3.662cm" svg:height="1.143cm" svg:x="15.292cm" svg:y="13.065cm">
            <text:p text:style-name="P1"><text:span text:style-name="T1">Highest Elevatio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5" draw:text-style-name="P4" draw:layer="layout" draw:type="line" svg:x1="17.15cm" svg:y1="12.249cm" svg:x2="17.123cm" svg:y2="13.065cm" draw:start-shape="id25" draw:start-glue-point="6" draw:end-shape="id26" draw:end-glue-point="0" svg:d="M17150 12249l-27 816" svg:viewBox="0 0 28 817">
            <text:p/>
          </draw:connector>
          <draw:custom-shape draw:style-name="gr12" draw:text-style-name="P5" xml:id="id27" draw:id="id27" draw:layer="layout" svg:width="3.175cm" svg:height="2.513cm" svg:x="5.572cm" svg:y="16.654cm">
            <text:p text:style-name="P1"><text:span text:style-name="T2">Get Lowest Storey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2" xml:id="id28" draw:id="id28" draw:layer="layout" svg:width="3.596cm" svg:height="1.143cm" svg:x="9.412cm" svg:y="17.389cm">
            <text:p text:style-name="P1"><text:span text:style-name="T1">Building Store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5" draw:text-style-name="P4" draw:layer="layout" draw:type="line" svg:x1="8.747cm" svg:y1="17.911cm" svg:x2="9.412cm" svg:y2="17.96cm" draw:start-shape="id27" draw:start-glue-point="7" draw:end-shape="id28" draw:end-glue-point="3" svg:d="M8747 17911l665 49" svg:viewBox="0 0 666 50">
            <text:p/>
          </draw:connector>
          <draw:custom-shape draw:style-name="gr10" draw:text-style-name="P5" xml:id="id29" draw:id="id29" draw:layer="layout" svg:width="3.556cm" svg:height="2.513cm" svg:x="9.452cm" svg:y="19.448cm">
            <text:p text:style-name="P1"><text:span text:style-name="T2">Get LowPos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2" xml:id="id56" draw:id="id56" draw:layer="layout" svg:width="3.662cm" svg:height="1.143cm" svg:x="15.245cm" svg:y="20.177cm">
            <text:p text:style-name="P1"><text:span text:style-name="T1">Lowest <text:s/>Elevatio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5" draw:text-style-name="P4" draw:layer="layout" draw:type="line" svg:x1="11.21cm" svg:y1="18.532cm" svg:x2="11.23cm" svg:y2="19.448cm" draw:start-shape="id28" draw:start-glue-point="2" draw:end-shape="id29" draw:end-glue-point="4" svg:d="M11210 18532l20 916" svg:viewBox="0 0 21 917">
            <text:p/>
          </draw:connector>
          <draw:custom-shape draw:style-name="gr13" draw:text-style-name="P5" xml:id="id35" draw:id="id35" draw:layer="layout" svg:width="2.9cm" svg:height="2.317cm" svg:x="22.973cm" svg:y="9.355cm">
            <text:p text:style-name="P1"><text:span text:style-name="T2">GetObjProjection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2" xml:id="id30" draw:id="id30" draw:layer="layout" svg:width="2.265cm" svg:height="1.143cm" svg:x="23.232cm" svg:y="12.303cm">
            <text:p text:style-name="P1"><text:span text:style-name="T1">Projectio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" draw:text-style-name="P5" xml:id="id31" draw:id="id31" draw:layer="layout" svg:width="2.9cm" svg:height="2.317cm" svg:x="22.979cm" svg:y="14.208cm">
            <text:p text:style-name="P1"><text:span text:style-name="T2">CreateFace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4" draw:layer="layout" draw:type="line" svg:x1="24.365cm" svg:y1="13.446cm" svg:x2="24.429cm" svg:y2="14.208cm" draw:start-shape="id30" draw:start-glue-point="2" draw:end-shape="id31" draw:end-glue-point="4" svg:d="M24365 13446l64 762" svg:viewBox="0 0 65 763">
            <text:p/>
          </draw:connector>
          <draw:custom-shape draw:style-name="gr14" draw:text-style-name="P2" xml:id="id32" draw:id="id32" draw:layer="layout" svg:width="2.265cm" svg:height="1.143cm" svg:x="23.359cm" svg:y="17.256cm">
            <text:p text:style-name="P1"><text:span text:style-name="T1">Face3D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5" draw:text-style-name="P4" draw:layer="layout" draw:type="line" svg:x1="24.429cm" svg:y1="16.525cm" svg:x2="24.492cm" svg:y2="17.256cm" draw:start-shape="id31" draw:start-glue-point="6" draw:end-shape="id32" draw:end-glue-point="0" svg:d="M24429 16525l63 731" svg:viewBox="0 0 64 732">
            <text:p/>
          </draw:connector>
          <draw:custom-shape draw:style-name="gr13" draw:text-style-name="P5" xml:id="id33" draw:id="id33" draw:layer="layout" svg:width="2.9cm" svg:height="2.317cm" svg:x="23.079cm" svg:y="19.13cm">
            <text:p text:style-name="P1"><text:span text:style-name="T2">ExtrudeFace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4" draw:layer="layout" draw:type="line" svg:x1="24.492cm" svg:y1="18.399cm" svg:x2="24.529cm" svg:y2="19.13cm" draw:start-shape="id32" draw:start-glue-point="2" draw:end-shape="id33" draw:end-glue-point="4" svg:d="M24492 18399l37 731" svg:viewBox="0 0 38 732">
            <text:p/>
          </draw:connector>
          <draw:custom-shape draw:style-name="gr15" draw:text-style-name="P5" xml:id="id34" draw:id="id34" draw:layer="layout" svg:width="3.414cm" svg:height="2.571cm" svg:x="15.426cm" svg:y="15.193cm">
            <text:p text:style-name="P1"><text:span text:style-name="T2"/></text:p>
            <text:p text:style-name="P1"><text:span text:style-name="T2">Highest + Lowest</text:span></text:p>
            <text:p text:style-name="P1"><text:span text:style-name="T2">Elevation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4" draw:layer="layout" draw:type="line" svg:x1="17.123cm" svg:y1="14.208cm" svg:x2="17.133cm" svg:y2="15.193cm" draw:start-shape="id26" draw:start-glue-point="2" draw:end-shape="id34" draw:end-glue-point="4" svg:d="M17123 14208l10 985" svg:viewBox="0 0 11 986">
            <text:p/>
          </draw:connector>
          <draw:custom-shape draw:style-name="gr14" draw:text-style-name="P2" xml:id="id57" draw:id="id57" draw:layer="layout" svg:width="2.265cm" svg:height="1.143cm" svg:x="19.075cm" svg:y="18.018cm">
            <text:p text:style-name="P1"><text:span text:style-name="T1">Elevatio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5" draw:text-style-name="P4" draw:layer="layout" draw:type="line" svg:x1="24.47cm" svg:y1="8.62cm" svg:x2="24.423cm" svg:y2="9.355cm" draw:start-shape="id15" draw:start-glue-point="2" draw:end-shape="id35" svg:d="M24470 8620l-47 735" svg:viewBox="0 0 48 736">
            <text:p/>
          </draw:connector>
          <draw:connector draw:style-name="gr5" draw:text-style-name="P4" draw:layer="layout" draw:type="line" svg:x1="24.423cm" svg:y1="11.672cm" svg:x2="24.365cm" svg:y2="12.303cm" draw:start-shape="id35" draw:start-glue-point="6" draw:end-shape="id30" draw:end-glue-point="0" svg:d="M24423 11672l-58 631" svg:viewBox="0 0 59 632">
            <text:p/>
          </draw:connector>
          <draw:custom-shape draw:style-name="gr16" draw:text-style-name="P2" xml:id="id58" draw:id="id58" draw:layer="layout" svg:width="2.646cm" svg:height="1.143cm" svg:x="25.259cm" svg:y="21.701cm">
            <text:p text:style-name="P1"><text:span text:style-name="T1">Extruded Fac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" draw:text-style-name="P5" xml:id="id59" draw:id="id59" draw:layer="layout" svg:width="2.9cm" svg:height="2.317cm" svg:x="26.91cm" svg:y="19.161cm">
            <text:p text:style-name="P1"><text:span text:style-name="T2">Create Node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2" xml:id="id36" draw:id="id36" draw:layer="layout" svg:width="2.265cm" svg:height="1.143cm" svg:x="27.29cm" svg:y="16.494cm">
            <text:p text:style-name="P1"><text:span text:style-name="T1">Nod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" draw:text-style-name="P5" xml:id="id37" draw:id="id37" draw:layer="layout" svg:width="2.9cm" svg:height="2.317cm" svg:x="26.91cm" svg:y="12.018cm">
            <text:p text:style-name="P1"><text:span text:style-name="T2">IsCollide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4" draw:layer="layout" draw:type="line" svg:x1="28.423cm" svg:y1="16.494cm" svg:x2="28.36cm" svg:y2="14.335cm" draw:start-shape="id36" draw:start-glue-point="0" draw:end-shape="id37" draw:end-glue-point="6" svg:d="M28423 16494l-63-2159" svg:viewBox="0 0 64 2160">
            <text:p/>
          </draw:connector>
          <draw:custom-shape draw:style-name="gr17" draw:text-style-name="P2" xml:id="id44" draw:id="id44" draw:layer="layout" svg:width="2.569cm" svg:height="1.143cm" svg:x="38.183cm" svg:y="7.985cm">
            <text:p text:style-name="P1"><text:span text:style-name="T1">Services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 xml:id="id45" draw:id="id45">
            <draw:custom-shape draw:style-name="gr18" draw:text-style-name="P7" xml:id="id39" draw:id="id39" draw:layer="layout" svg:width="2.413cm" svg:height="1.143cm" svg:x="35.799cm" svg:y="3.668cm">
              <text:p text:style-name="P6"><text:span text:style-name="T3">Pipe</text:span></text:p>
              <text:p text:style-name="P6"><text:span text:style-name="T3">DistributionChamber</text:span></text:p>
              <text:p text:style-name="P6"><text:span text:style-name="T3">BuildingElementProxy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2" xml:id="id43" draw:id="id43" draw:layer="layout" svg:width="2.099cm" svg:height="1.143cm" svg:x="40.746cm" svg:y="3.668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2" xml:id="id41" draw:id="id41" draw:layer="layout" svg:width="2.099cm" svg:height="1.143cm" svg:x="38.347cm" svg:y="3.668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2" xml:id="id38" draw:id="id38" draw:layer="layout" svg:width="2.081cm" svg:height="1.143cm" svg:x="35.965cm" svg:y="5.511cm">
              <text:p text:style-name="P1"><text:span text:style-name="T1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40" draw:id="id40" draw:layer="layout" svg:width="2.081cm" svg:height="1.143cm" svg:x="38.346cm" svg:y="5.511cm">
              <text:p text:style-name="P1"><text:span text:style-name="T1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42" draw:id="id42" draw:layer="layout" svg:width="2.081cm" svg:height="1.143cm" svg:x="40.765cm" svg:y="5.511cm">
              <text:p text:style-name="P1"><text:span text:style-name="T1">Predefined</text:span></text:p>
              <text:p text:style-name="P1"><text:span text:style-name="T1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7.299cm" svg:height="3.4cm" svg:x="35.747cm" svg:y="3.41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5" draw:text-style-name="P4" draw:layer="layout" draw:type="line" svg:x1="37.007cm" svg:y1="5.511cm" svg:x2="37.006cm" svg:y2="4.811cm" draw:start-shape="id38" draw:start-glue-point="4" draw:end-shape="id39" svg:d="M37007 5511l-1-700" svg:viewBox="0 0 2 701">
              <text:p/>
            </draw:connector>
            <draw:connector draw:style-name="gr5" draw:text-style-name="P4" draw:layer="layout" draw:type="line" svg:x1="39.388cm" svg:y1="5.511cm" svg:x2="39.397cm" svg:y2="4.811cm" draw:start-shape="id40" draw:start-glue-point="4" draw:end-shape="id41" draw:end-glue-point="2" svg:d="M39388 5511l9-700" svg:viewBox="0 0 10 701">
              <text:p/>
            </draw:connector>
            <draw:connector draw:style-name="gr5" draw:text-style-name="P4" draw:layer="layout" draw:type="line" svg:x1="41.807cm" svg:y1="5.511cm" svg:x2="41.796cm" svg:y2="4.811cm" draw:start-shape="id42" draw:start-glue-point="4" draw:end-shape="id43" draw:end-glue-point="2" svg:d="M41807 5511l-11-700" svg:viewBox="0 0 12 701">
              <text:p/>
            </draw:connector>
          </draw:g>
          <draw:connector draw:style-name="gr5" draw:text-style-name="P4" draw:layer="layout" draw:type="line" svg:x1="39.468cm" svg:y1="7.985cm" svg:x2="39.397cm" svg:y2="6.811cm" draw:start-shape="id44" draw:start-glue-point="0" draw:end-shape="id45" draw:end-glue-point="2" svg:d="M39468 7985l-71-1174" svg:viewBox="0 0 72 1175">
            <text:p/>
          </draw:connector>
          <draw:custom-shape draw:style-name="gr13" draw:text-style-name="P5" xml:id="id46" draw:id="id46" draw:layer="layout" svg:width="2.9cm" svg:height="2.317cm" svg:x="30.614cm" svg:y="11.922cm">
            <text:p text:style-name="P1"><text:span text:style-name="T2">GetDistance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9" draw:text-style-name="P2" xml:id="id47" draw:id="id47" draw:layer="layout" svg:width="2.794cm" svg:height="1.143cm" svg:x="30.774cm" svg:y="16.367cm">
            <text:p text:style-name="P1"><text:span text:style-name="T1">Distance &gt;= 30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5" draw:text-style-name="P4" draw:layer="layout" draw:type="line" svg:x1="32.064cm" svg:y1="14.239cm" svg:x2="32.171cm" svg:y2="16.367cm" draw:start-shape="id46" draw:start-glue-point="6" draw:end-shape="id47" draw:end-glue-point="0" svg:d="M32064 14239l107 2128" svg:viewBox="0 0 108 2129">
            <text:p/>
          </draw:connector>
          <draw:connector draw:style-name="gr5" draw:text-style-name="P4" draw:layer="layout" svg:x1="8.604cm" svg:y1="8.702cm" svg:x2="7.16cm" svg:y2="16.654cm" draw:start-shape="id48" draw:start-glue-point="3" draw:end-shape="id27" draw:end-glue-point="4" svg:d="M8604 8702h-1444v7952" svg:viewBox="0 0 1445 7953">
            <text:p/>
          </draw:connector>
          <draw:g xml:id="id55" draw:id="id55">
            <draw:custom-shape draw:style-name="gr2" draw:text-style-name="P2" xml:id="id50" draw:id="id50" draw:layer="layout" svg:width="2.099cm" svg:height="1.143cm" svg:x="7.745cm" svg:y="12.947cm">
              <text:p text:style-name="P1"><text:span text:style-name="T1">Any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2" xml:id="id54" draw:id="id54" draw:layer="layout" svg:width="2.099cm" svg:height="1.143cm" svg:x="12.545cm" svg:y="12.947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2" xml:id="id52" draw:id="id52" draw:layer="layout" svg:width="2.099cm" svg:height="1.143cm" svg:x="10.146cm" svg:y="12.947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2" xml:id="id49" draw:id="id49" draw:layer="layout" svg:width="2.081cm" svg:height="1.143cm" svg:x="7.764cm" svg:y="14.79cm">
              <text:p text:style-name="P1"><text:span text:style-name="T1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51" draw:id="id51" draw:layer="layout" svg:width="2.081cm" svg:height="1.143cm" svg:x="10.145cm" svg:y="14.79cm">
              <text:p text:style-name="P1"><text:span text:style-name="T1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53" draw:id="id53" draw:layer="layout" svg:width="2.081cm" svg:height="1.143cm" svg:x="12.564cm" svg:y="14.79cm">
              <text:p text:style-name="P1"><text:span text:style-name="T1">Predefined</text:span></text:p>
              <text:p text:style-name="P1"><text:span text:style-name="T1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7.299cm" svg:height="3.4cm" svg:x="7.546cm" svg:y="12.6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5" draw:text-style-name="P4" draw:layer="layout" draw:type="line" svg:x1="8.806cm" svg:y1="14.79cm" svg:x2="8.795cm" svg:y2="14.09cm" draw:start-shape="id49" draw:start-glue-point="4" draw:end-shape="id50" svg:d="M8806 14790l-11-700" svg:viewBox="0 0 12 701">
              <text:p/>
            </draw:connector>
            <draw:connector draw:style-name="gr5" draw:text-style-name="P4" draw:layer="layout" draw:type="line" svg:x1="11.187cm" svg:y1="14.79cm" svg:x2="11.196cm" svg:y2="14.09cm" draw:start-shape="id51" draw:start-glue-point="4" draw:end-shape="id52" draw:end-glue-point="2" svg:d="M11187 14790l9-700" svg:viewBox="0 0 10 701">
              <text:p/>
            </draw:connector>
            <draw:connector draw:style-name="gr5" draw:text-style-name="P4" draw:layer="layout" draw:type="line" svg:x1="13.606cm" svg:y1="14.79cm" svg:x2="13.595cm" svg:y2="14.09cm" draw:start-shape="id53" draw:start-glue-point="4" draw:end-shape="id54" draw:end-glue-point="2" svg:d="M13606 14790l-11-700" svg:viewBox="0 0 12 701">
              <text:p/>
            </draw:connector>
          </draw:g>
          <draw:connector draw:style-name="gr5" draw:text-style-name="P4" draw:layer="layout" draw:type="line" svg:x1="11.21cm" svg:y1="17.389cm" svg:x2="11.196cm" svg:y2="16.09cm" draw:start-shape="id28" draw:start-glue-point="0" draw:end-shape="id55" draw:end-glue-point="2" svg:d="M11210 17389l-14-1299" svg:viewBox="0 0 15 1300">
            <text:p/>
          </draw:connector>
          <draw:connector draw:style-name="gr5" draw:text-style-name="P4" draw:layer="layout" svg:x1="13.008cm" svg:y1="20.705cm" svg:x2="15.245cm" svg:y2="20.748cm" draw:start-shape="id29" draw:start-glue-point="7" draw:end-shape="id56" draw:end-glue-point="3" svg:d="M13008 20705h1121v43h1116" svg:viewBox="0 0 2238 44">
            <text:p/>
          </draw:connector>
          <draw:connector draw:style-name="gr5" draw:text-style-name="P4" draw:layer="layout" svg:x1="17.076cm" svg:y1="20.177cm" svg:x2="17.133cm" svg:y2="17.764cm" draw:start-shape="id56" draw:start-glue-point="0" draw:end-shape="id34" draw:end-glue-point="6" svg:d="M17076 20177v-1205h57v-1208" svg:viewBox="0 0 58 2414">
            <text:p/>
          </draw:connector>
          <draw:connector draw:style-name="gr5" draw:text-style-name="P4" draw:layer="layout" svg:x1="18.84cm" svg:y1="16.479cm" svg:x2="20.208cm" svg:y2="18.018cm" draw:start-shape="id34" draw:start-glue-point="7" draw:end-shape="id57" draw:end-glue-point="0" svg:d="M18840 16479h1368v1539" svg:viewBox="0 0 1369 1540">
            <text:p/>
          </draw:connector>
          <draw:connector draw:style-name="gr5" draw:text-style-name="P4" draw:layer="layout" svg:x1="20.208cm" svg:y1="19.161cm" svg:x2="23.079cm" svg:y2="20.288cm" draw:start-shape="id57" draw:start-glue-point="2" draw:end-shape="id33" svg:d="M20208 19161v1127h2871" svg:viewBox="0 0 2872 1128">
            <text:p/>
          </draw:connector>
          <draw:connector draw:style-name="gr5" draw:text-style-name="P4" draw:layer="layout" svg:x1="27.905cm" svg:y1="22.272cm" svg:x2="28.36cm" svg:y2="21.478cm" draw:start-shape="id58" draw:start-glue-point="1" draw:end-shape="id59" draw:end-glue-point="6" svg:d="M27905 22272h455v-794" svg:viewBox="0 0 456 795">
            <text:p/>
          </draw:connector>
          <draw:connector draw:style-name="gr5" draw:text-style-name="P4" draw:layer="layout" svg:x1="24.529cm" svg:y1="21.447cm" svg:x2="25.259cm" svg:y2="22.272cm" draw:start-shape="id33" draw:start-glue-point="6" draw:end-shape="id58" draw:end-glue-point="3" svg:d="M24529 21447v825h730" svg:viewBox="0 0 731 826">
            <text:p/>
          </draw:connector>
          <draw:connector draw:style-name="gr5" draw:text-style-name="P4" draw:layer="layout" draw:type="line" svg:x1="28.36cm" svg:y1="19.161cm" svg:x2="28.423cm" svg:y2="17.637cm" draw:start-shape="id59" draw:start-glue-point="4" draw:end-shape="id36" draw:end-glue-point="2" svg:d="M28360 19161l63-1524" svg:viewBox="0 0 64 1525">
            <text:p/>
          </draw:connector>
          <draw:connector draw:style-name="gr5" draw:text-style-name="P4" draw:layer="layout" svg:x1="30.189cm" svg:y1="8.371cm" svg:x2="28.36cm" svg:y2="12.018cm" draw:start-shape="id7" draw:start-glue-point="3" draw:end-shape="id37" draw:end-glue-point="4" svg:d="M30189 8371h-1829v3647" svg:viewBox="0 0 1830 3648">
            <text:p/>
          </draw:connector>
          <draw:connector draw:style-name="gr5" draw:text-style-name="P4" draw:layer="layout" draw:type="line" svg:x1="31.987cm" svg:y1="8.943cm" svg:x2="32.064cm" svg:y2="11.922cm" draw:start-shape="id7" draw:start-glue-point="2" draw:end-shape="id46" draw:end-glue-point="4" svg:d="M31987 8943l77 2979" svg:viewBox="0 0 78 2980">
            <text:p/>
          </draw:connector>
          <draw:connector draw:style-name="gr5" draw:text-style-name="P4" draw:layer="layout" svg:x1="39.468cm" svg:y1="9.128cm" svg:x2="33.514cm" svg:y2="13.081cm" draw:start-shape="id44" draw:start-glue-point="2" draw:end-shape="id46" draw:end-glue-point="7" svg:d="M39468 9128v3953h-5954" svg:viewBox="0 0 5955 3954">
            <text:p/>
          </draw:connector>
          <draw:g xml:id="id66" draw:id="id66">
            <draw:custom-shape draw:style-name="gr2" draw:text-style-name="P2" xml:id="id61" draw:id="id61" draw:layer="layout" svg:width="2.099cm" svg:height="1.143cm" svg:x="6.15cm" svg:y="3.67cm">
              <text:p text:style-name="P1"><text:span text:style-name="T1">Any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2" xml:id="id65" draw:id="id65" draw:layer="layout" svg:width="2.099cm" svg:height="1.143cm" svg:x="10.95cm" svg:y="3.67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2" xml:id="id63" draw:id="id63" draw:layer="layout" svg:width="2.099cm" svg:height="1.143cm" svg:x="8.551cm" svg:y="3.67cm">
              <text:p text:style-name="P1"><text:span text:style-name="T1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2" xml:id="id60" draw:id="id60" draw:layer="layout" svg:width="2.081cm" svg:height="1.143cm" svg:x="6.169cm" svg:y="5.513cm">
              <text:p text:style-name="P1"><text:span text:style-name="T1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62" draw:id="id62" draw:layer="layout" svg:width="2.081cm" svg:height="1.143cm" svg:x="8.55cm" svg:y="5.513cm">
              <text:p text:style-name="P1"><text:span text:style-name="T1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64" draw:id="id64" draw:layer="layout" svg:width="2.081cm" svg:height="1.143cm" svg:x="10.969cm" svg:y="5.513cm">
              <text:p text:style-name="P1"><text:span text:style-name="T1">Predefined</text:span></text:p>
              <text:p text:style-name="P1"><text:span text:style-name="T1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7.299cm" svg:height="3.4cm" svg:x="5.951cm" svg:y="3.41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5" draw:text-style-name="P4" draw:layer="layout" draw:type="line" svg:x1="7.211cm" svg:y1="5.513cm" svg:x2="7.2cm" svg:y2="4.813cm" draw:start-shape="id60" draw:start-glue-point="4" draw:end-shape="id61" svg:d="M7211 5513l-11-700" svg:viewBox="0 0 12 701">
              <text:p/>
            </draw:connector>
            <draw:connector draw:style-name="gr5" draw:text-style-name="P4" draw:layer="layout" draw:type="line" svg:x1="9.592cm" svg:y1="5.513cm" svg:x2="9.601cm" svg:y2="4.813cm" draw:start-shape="id62" draw:start-glue-point="4" draw:end-shape="id63" draw:end-glue-point="2" svg:d="M9592 5513l9-700" svg:viewBox="0 0 10 701">
              <text:p/>
            </draw:connector>
            <draw:connector draw:style-name="gr5" draw:text-style-name="P4" draw:layer="layout" draw:type="line" svg:x1="12.011cm" svg:y1="5.513cm" svg:x2="12cm" svg:y2="4.813cm" draw:start-shape="id64" draw:start-glue-point="4" draw:end-shape="id65" draw:end-glue-point="2" svg:d="M12011 5513l-11-700" svg:viewBox="0 0 12 701">
              <text:p/>
            </draw:connector>
          </draw:g>
          <draw:connector draw:style-name="gr5" draw:text-style-name="P4" draw:layer="layout" draw:type="line" svg:x1="9.607cm" svg:y1="8.131cm" svg:x2="9.601cm" svg:y2="6.813cm" draw:start-shape="id48" draw:start-glue-point="0" draw:end-shape="id66" svg:d="M9607 8131l-6-1318" svg:viewBox="0 0 7 1319">
            <text:p/>
          </draw:connector>
          <draw:connector draw:style-name="gr5" draw:text-style-name="P4" draw:layer="layout" draw:line-skew="-0.322cm" svg:x1="14.256cm" svg:y1="10.993cm" svg:x2="15.311cm" svg:y2="8.371cm" draw:start-shape="id67" draw:start-glue-point="7" draw:end-shape="id23" draw:end-glue-point="3" svg:d="M14256 10993h208v-2622h847" svg:viewBox="0 0 1056 2623">
            <text:p/>
          </draw:connector>
          <draw:connector draw:style-name="gr5" draw:text-style-name="P4" draw:layer="layout" svg:x1="9.607cm" svg:y1="9.274cm" svg:x2="11.716cm" svg:y2="10.993cm" draw:start-shape="id48" draw:start-glue-point="2" draw:end-shape="id67" draw:end-glue-point="5" svg:d="M9607 9274v1719h2109" svg:viewBox="0 0 2110 172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6:31:35.220000000</meta:creation-date>
    <dc:date>2018-11-07T17:00:43.550000000</dc:date>
    <meta:editing-duration>PT6M28S</meta:editing-duration>
    <meta:editing-cycles>1</meta:editing-cycles>
    <meta:document-statistic meta:object-count="123"/>
    <meta:generator>LibreOffice/6.0.3.2$Windows_X86_64 LibreOffice_project/8f48d515416608e3a835360314dac7e47fd0b821</meta:generator>
  </office:meta>
</office:document-meta>
</file>